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35in"/>
    </style:style>
    <style:style style:name="co2" style:family="table-column">
      <style:table-column-properties fo:break-before="auto" style:column-width="1.3126in"/>
    </style:style>
    <style:style style:name="co3" style:family="table-column">
      <style:table-column-properties fo:break-before="auto" style:column-width="1.1811in"/>
    </style:style>
    <style:style style:name="co4" style:family="table-column">
      <style:table-column-properties fo:break-before="auto" style:column-width="1.607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Lock Type</text:p>
          </table:table-cell>
          <table:table-cell office:value-type="string">
            <text:p>Number of Threads</text:p>
          </table:table-cell>
          <table:table-cell office:value-type="string">
            <text:p>Avr Time to Lock</text:p>
          </table:table-cell>
          <table:table-cell office:value-type="string">
            <text:p>Avr Time to Unlock</text:p>
          </table:table-cell>
        </table:table-row>
        <table:table-row table:style-name="ro1">
          <table:table-cell office:value-type="string">
            <text:p>ALock lock</text:p>
          </table:table-cell>
          <table:table-cell office:value-type="float" office:value="2">
            <text:p>2</text:p>
          </table:table-cell>
          <table:table-cell office:value-type="float" office:value="0.00162349891711787">
            <text:p>0.0016234989</text:p>
          </table:table-cell>
          <table:table-cell table:style-name="ce1" office:value-type="float" office:value="0.000693763869221158">
            <text:p>6.94E-004</text:p>
          </table:table-cell>
        </table:table-row>
        <table:table-row table:style-name="ro1">
          <table:table-cell office:value-type="string">
            <text:p>ALock lock</text:p>
          </table:table-cell>
          <table:table-cell office:value-type="float" office:value="4">
            <text:p>4</text:p>
          </table:table-cell>
          <table:table-cell office:value-type="float" office:value="0.00598903982455227">
            <text:p>0.0059890398</text:p>
          </table:table-cell>
          <table:table-cell table:style-name="ce1" office:value-type="float" office:value="0.000949027720220741">
            <text:p>9.49E-004</text:p>
          </table:table-cell>
        </table:table-row>
        <table:table-row table:style-name="ro1">
          <table:table-cell office:value-type="string">
            <text:p>ALock lock</text:p>
          </table:table-cell>
          <table:table-cell office:value-type="float" office:value="8">
            <text:p>8</text:p>
          </table:table-cell>
          <table:table-cell office:value-type="float" office:value="0.0165954400015619">
            <text:p>0.01659544</text:p>
          </table:table-cell>
          <table:table-cell table:style-name="ce1" office:value-type="float" office:value="0.000904704375780925">
            <text:p>9.05E-004</text:p>
          </table:table-cell>
        </table:table-row>
        <table:table-row table:style-name="ro1">
          <table:table-cell office:value-type="string">
            <text:p>TASLock lock</text:p>
          </table:table-cell>
          <table:table-cell office:value-type="float" office:value="2">
            <text:p>2</text:p>
          </table:table-cell>
          <table:table-cell office:value-type="float" office:value="0.00201233515722616">
            <text:p>0.0020123352</text:p>
          </table:table-cell>
          <table:table-cell office:value-type="float" office:value="0.0010903699396085">
            <text:p>0.0010903699</text:p>
          </table:table-cell>
        </table:table-row>
        <table:table-row table:style-name="ro1">
          <table:table-cell office:value-type="string">
            <text:p>TASLock lock</text:p>
          </table:table-cell>
          <table:table-cell office:value-type="float" office:value="4">
            <text:p>4</text:p>
          </table:table-cell>
          <table:table-cell office:value-type="float" office:value="0.0104306916649313">
            <text:p>0.0104306917</text:p>
          </table:table-cell>
          <table:table-cell office:value-type="float" office:value="0.0021991919955227">
            <text:p>0.002199192</text:p>
          </table:table-cell>
        </table:table-row>
        <table:table-row table:style-name="ro1">
          <table:table-cell office:value-type="string">
            <text:p>TASLock lock</text:p>
          </table:table-cell>
          <table:table-cell office:value-type="float" office:value="8">
            <text:p>8</text:p>
          </table:table-cell>
          <table:table-cell office:value-type="float" office:value="0.0291491088101312">
            <text:p>0.0291491088</text:p>
          </table:table-cell>
          <table:table-cell office:value-type="float" office:value="0.00234871995783007">
            <text:p>0.00234872</text:p>
          </table:table-cell>
        </table:table-row>
        <table:table-row table:style-name="ro1">
          <table:table-cell office:value-type="string">
            <text:p>TASLock lock</text:p>
          </table:table-cell>
          <table:table-cell office:value-type="float" office:value="16">
            <text:p>16</text:p>
          </table:table-cell>
          <table:table-cell office:value-type="float" office:value="0.0865236820816847">
            <text:p>0.0865236821</text:p>
          </table:table-cell>
          <table:table-cell office:value-type="float" office:value="0.0039417712372449">
            <text:p>0.0039417712</text:p>
          </table:table-cell>
        </table:table-row>
        <table:table-row table:style-name="ro1">
          <table:table-cell office:value-type="string">
            <text:p>TTASLock lock</text:p>
          </table:table-cell>
          <table:table-cell office:value-type="float" office:value="2">
            <text:p>2</text:p>
          </table:table-cell>
          <table:table-cell office:value-type="float" office:value="0.00215641264056643">
            <text:p>0.0021564126</text:p>
          </table:table-cell>
          <table:table-cell office:value-type="float" office:value="0.0010021916180758">
            <text:p>0.0010021916</text:p>
          </table:table-cell>
        </table:table-row>
        <table:table-row table:style-name="ro1">
          <table:table-cell office:value-type="string">
            <text:p>TTASLock lock</text:p>
          </table:table-cell>
          <table:table-cell office:value-type="float" office:value="4">
            <text:p>4</text:p>
          </table:table-cell>
          <table:table-cell office:value-type="float" office:value="0.00718803592773844">
            <text:p>0.0071880359</text:p>
          </table:table-cell>
          <table:table-cell office:value-type="float" office:value="0.00141385947521866">
            <text:p>0.0014138595</text:p>
          </table:table-cell>
        </table:table-row>
        <table:table-row table:style-name="ro1">
          <table:table-cell office:value-type="string">
            <text:p>TTASLock lock</text:p>
          </table:table-cell>
          <table:table-cell office:value-type="float" office:value="8">
            <text:p>8</text:p>
          </table:table-cell>
          <table:table-cell office:value-type="float" office:value="0.0217037088114327">
            <text:p>0.0217037088</text:p>
          </table:table-cell>
          <table:table-cell office:value-type="float" office:value="0.00226173085172845">
            <text:p>0.0022617309</text:p>
          </table:table-cell>
        </table:table-row>
        <table:table-row table:style-name="ro1">
          <table:table-cell office:value-type="string">
            <text:p>TTASLock lock</text:p>
            <draw:frame table:end-cell-address="Sheet1.E32" table:end-x="0.8713in" table:end-y="0.1626in" draw:z-index="0" draw:style-name="gr1" svg:width="6.002in" svg:height="3.5429in" svg:x="0.0343in" svg:y="0.176in">
              <draw:object draw:notify-on-update-of-ranges="Sheet1.B5:Sheet1.B8 Sheet1.A2:Sheet1.A2 Sheet1.C2:Sheet1.C4 Sheet1.A5:Sheet1.A5 Sheet1.C5:Sheet1.C8 Sheet1.A9:Sheet1.A9 Sheet1.C9:Sheet1.C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16">
            <text:p>16</text:p>
          </table:table-cell>
          <table:table-cell office:value-type="float" office:value="0.0967634213348605">
            <text:p>0.0967634213</text:p>
          </table:table-cell>
          <table:table-cell office:value-type="float" office:value="0.00492879328144523">
            <text:p>0.0049287933</text:p>
          </table:table-cell>
        </table:table-row>
        <table:table-row table:style-name="ro1" table:number-rows-repeated="20">
          <table:table-cell table:number-columns-repeated="4"/>
        </table:table-row>
        <table:table-row table:style-name="ro1">
          <table:table-cell>
            <draw:frame table:end-cell-address="Sheet1.E52" table:end-x="0.8602in" table:end-y="0.1677in" draw:z-index="1" draw:style-name="gr1" svg:width="6.0028in" svg:height="3.5354in" svg:x="0.0224in" svg:y="0.0102in">
              <draw:object draw:notify-on-update-of-ranges="Sheet1.B5:Sheet1.B8 Sheet1.A2:Sheet1.A2 Sheet1.D2:Sheet1.D4 Sheet1.A5:Sheet1.A5 Sheet1.D5:Sheet1.D8 Sheet1.A9:Sheet1.A9 Sheet1.D9:Sheet1.D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04/16/2012</text:date>, <text:time>16:5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16T16:59:03.81</dc:date>
    <dc:creator>Gary Steelman</dc:creator>
    <meta:generator>OpenOffice.org/3.3$Win32 OpenOffice.org_project/330m20$Build-9567</meta:generator>
    <meta:editing-duration>PT4M2S</meta:editing-duration>
    <meta:editing-cycles>2</meta:editing-cycles>
    <meta:document-statistic meta:table-count="1" meta:cell-count="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6cm" svg:height="9cm" xlink:href=".." xlink:type="simple" chart:class="chart:line" chart:style-name="ch1">
        <chart:title svg:x="5.45cm" svg:y="0.316cm" chart:style-name="ch2">
          <text:p>Average Time to Lock</text:p>
        </chart:title>
        <chart:legend chart:legend-position="end" svg:x="12.109cm" svg:y="3.716cm" chart:style-name="ch3"/>
        <chart:plot-area chart:style-name="ch4" table:cell-range-address="Sheet1.B5:Sheet1.C8 Sheet1.A2:Sheet1.A2 Sheet1.C2:Sheet1.C4 Sheet1.A5:Sheet1.A5 Sheet1.A9:Sheet1.A9 Sheet1.C9:Sheet1.C12" chart:data-source-has-labels="both" svg:x="1.342cm" svg:y="1.635cm" svg:width="10.159cm" svg:height="6.177cm">
          <chartooo:coordinate-region svg:x="2.254cm" svg:y="1.847cm" svg:width="9.06cm" svg:height="5.292cm"/>
          <chart:axis chart:dimension="x" chart:name="primary-x" chart:style-name="ch5">
            <chart:title svg:x="5.57cm" svg:y="7.993cm" chart:style-name="ch6">
              <text:p>Processes</text:p>
            </chart:title>
            <chart:categories table:cell-range-address="Sheet1.B5:Sheet1.B8"/>
            <chart:grid chart:style-name="ch7" chart:class="major"/>
          </chart:axis>
          <chart:axis chart:dimension="y" chart:name="primary-y" chart:style-name="ch5">
            <chart:title svg:x="0.451cm" svg:y="5.534cm" chart:style-name="ch8">
              <text:p>Time (ms)</text:p>
            </chart:title>
            <chart:grid chart:style-name="ch7" chart:class="major"/>
          </chart:axis>
          <chart:series chart:style-name="ch9" chart:values-cell-range-address="Sheet1.C2:Sheet1.C4" chart:label-cell-address="Sheet1.A2:Sheet1.A2" chart:class="chart:line">
            <chart:data-point chart:repeated="3"/>
          </chart:series>
          <chart:series chart:style-name="ch10" chart:values-cell-range-address="Sheet1.C5:Sheet1.C8" chart:label-cell-address="Sheet1.A5:Sheet1.A5" chart:class="chart:line">
            <chart:data-point chart:repeated="4"/>
          </chart:series>
          <chart:series chart:style-name="ch11" chart:values-cell-range-address="Sheet1.C9:Sheet1.C12" chart:label-cell-address="Sheet1.A9:Sheet1.A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ock lock</text:p>
                <draw:g>
                  <svg:desc>Sheet1.A2:Sheet1.A2</svg:desc>
                </draw:g>
              </table:table-cell>
              <table:table-cell office:value-type="string">
                <text:p>TASLock lock</text:p>
                <draw:g>
                  <svg:desc>Sheet1.A5:Sheet1.A5</svg:desc>
                </draw:g>
              </table:table-cell>
              <table:table-cell office:value-type="string">
                <text:p>TTASLock lock</text:p>
                <draw:g>
                  <svg:desc>Sheet1.A9:Sheet1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Sheet1.B5:Sheet1.B8</svg:desc>
                </draw:g>
              </table:table-cell>
              <table:table-cell office:value-type="float" office:value="0.00162349891711787">
                <text:p>0.00162349891711787</text:p>
                <draw:g>
                  <svg:desc>Sheet1.C2:Sheet1.C4</svg:desc>
                </draw:g>
              </table:table-cell>
              <table:table-cell office:value-type="float" office:value="0.00201233515722616">
                <text:p>0.00201233515722616</text:p>
                <draw:g>
                  <svg:desc>Sheet1.C5:Sheet1.C8</svg:desc>
                </draw:g>
              </table:table-cell>
              <table:table-cell office:value-type="float" office:value="0.00215641264056643">
                <text:p>0.00215641264056643</text:p>
                <draw:g>
                  <svg:desc>Sheet1.C9:Sheet1.C12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98903982455227">
                <text:p>0.00598903982455227</text:p>
              </table:table-cell>
              <table:table-cell office:value-type="float" office:value="0.0104306916649313">
                <text:p>0.0104306916649313</text:p>
              </table:table-cell>
              <table:table-cell office:value-type="float" office:value="0.00718803592773844">
                <text:p>0.00718803592773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65954400015619">
                <text:p>0.0165954400015619</text:p>
              </table:table-cell>
              <table:table-cell office:value-type="float" office:value="0.0291491088101312">
                <text:p>0.0291491088101312</text:p>
              </table:table-cell>
              <table:table-cell office:value-type="float" office:value="0.0217037088114327">
                <text:p>0.02170370881143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0865236820816847">
                <text:p>0.0865236820816847</text:p>
              </table:table-cell>
              <table:table-cell office:value-type="float" office:value="0.0967634213348605">
                <text:p>0.09676342133486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8cm" svg:height="8.981cm" xlink:href=".." xlink:type="simple" chart:class="chart:line" chart:style-name="ch1">
        <chart:title svg:x="5.265cm" svg:y="0.315cm" chart:style-name="ch2">
          <text:p>Average Time to Unlock</text:p>
        </chart:title>
        <chart:legend chart:legend-position="end" svg:x="12.111cm" svg:y="3.706cm" chart:style-name="ch3"/>
        <chart:plot-area chart:style-name="ch4" table:cell-range-address="Sheet1.B5:Sheet1.B8 Sheet1.A2:Sheet1.A2 Sheet1.D2:Sheet1.D12 Sheet1.A5:Sheet1.A5 Sheet1.A9:Sheet1.A9" chart:data-source-has-labels="both" svg:x="1.342cm" svg:y="1.631cm" svg:width="10.161cm" svg:height="6.163cm">
          <chartooo:coordinate-region svg:x="2.44cm" svg:y="1.843cm" svg:width="8.876cm" svg:height="5.278cm"/>
          <chart:axis chart:dimension="x" chart:name="primary-x" chart:style-name="ch5">
            <chart:title svg:x="5.571cm" svg:y="7.974cm" chart:style-name="ch6">
              <text:p>Processes</text:p>
            </chart:title>
            <chart:categories table:cell-range-address="Sheet1.B5:Sheet1.B8"/>
          </chart:axis>
          <chart:axis chart:dimension="y" chart:name="primary-y" chart:style-name="ch5">
            <chart:title svg:x="0.451cm" svg:y="5.523cm" chart:style-name="ch7">
              <text:p>Time (ms)</text:p>
            </chart:title>
            <chart:grid chart:style-name="ch8" chart:class="major"/>
          </chart:axis>
          <chart:series chart:style-name="ch9" chart:values-cell-range-address="Sheet1.D2:Sheet1.D4" chart:label-cell-address="Sheet1.A2:Sheet1.A2" chart:class="chart:line">
            <chart:data-point chart:repeated="3"/>
          </chart:series>
          <chart:series chart:style-name="ch10" chart:values-cell-range-address="Sheet1.D5:Sheet1.D8" chart:label-cell-address="Sheet1.A5:Sheet1.A5" chart:class="chart:line">
            <chart:data-point chart:repeated="4"/>
          </chart:series>
          <chart:series chart:style-name="ch11" chart:values-cell-range-address="Sheet1.D9:Sheet1.D12" chart:label-cell-address="Sheet1.A9:Sheet1.A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ock lock</text:p>
                <draw:g>
                  <svg:desc>Sheet1.A2:Sheet1.A2</svg:desc>
                </draw:g>
              </table:table-cell>
              <table:table-cell office:value-type="string">
                <text:p>TASLock lock</text:p>
                <draw:g>
                  <svg:desc>Sheet1.A5:Sheet1.A5</svg:desc>
                </draw:g>
              </table:table-cell>
              <table:table-cell office:value-type="string">
                <text:p>TTASLock lock</text:p>
                <draw:g>
                  <svg:desc>Sheet1.A9:Sheet1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Sheet1.B5:Sheet1.B8</svg:desc>
                </draw:g>
              </table:table-cell>
              <table:table-cell office:value-type="float" office:value="0.000693763869221158">
                <text:p>0.000693763869221158</text:p>
                <draw:g>
                  <svg:desc>Sheet1.D2:Sheet1.D4</svg:desc>
                </draw:g>
              </table:table-cell>
              <table:table-cell office:value-type="float" office:value="0.0010903699396085">
                <text:p>0.0010903699396085</text:p>
                <draw:g>
                  <svg:desc>Sheet1.D5:Sheet1.D8</svg:desc>
                </draw:g>
              </table:table-cell>
              <table:table-cell office:value-type="float" office:value="0.0010021916180758">
                <text:p>0.0010021916180758</text:p>
                <draw:g>
                  <svg:desc>Sheet1.D9:Sheet1.D12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949027720220741">
                <text:p>0.000949027720220741</text:p>
              </table:table-cell>
              <table:table-cell office:value-type="float" office:value="0.0021991919955227">
                <text:p>0.0021991919955227</text:p>
              </table:table-cell>
              <table:table-cell office:value-type="float" office:value="0.00141385947521866">
                <text:p>0.001413859475218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904704375780925">
                <text:p>0.000904704375780925</text:p>
              </table:table-cell>
              <table:table-cell office:value-type="float" office:value="0.00234871995783007">
                <text:p>0.00234871995783007</text:p>
              </table:table-cell>
              <table:table-cell office:value-type="float" office:value="0.00226173085172845">
                <text:p>0.002261730851728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0039417712372449">
                <text:p>0.0039417712372449</text:p>
              </table:table-cell>
              <table:table-cell office:value-type="float" office:value="0.00492879328144523">
                <text:p>0.004928793281445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